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mapredu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00 inst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bdash</text:p>
          </table:table-cell>
          <table:table-cell office:value-type="float" office:value="208.76" calcext:value-type="float">
            <text:p>208.76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table:style-name="ce1" office:value-type="string" calcext:value-type="string">
            <text:p>petrel</text:p>
          </table:table-cell>
          <table:table-cell office:value-type="float" office:value="710.06" calcext:value-type="float">
            <text:p>710.06</text:p>
          </table:table-cell>
          <table:table-cell office:value-type="float" office:value="730.11" calcext:value-type="float">
            <text:p>730.11</text:p>
          </table:table-cell>
        </table:table-row>
        <table:table-row table:style-name="ro1">
          <table:table-cell table:style-name="ce1" office:value-type="string" calcext:value-type="string">
            <text:p>lavea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string" calcext:value-type="string">
            <text:p>rr</text:p>
          </table:table-cell>
          <table:table-cell office:value-type="float" office:value="1447.09" calcext:value-type="float">
            <text:p>1447.09</text:p>
          </table:table-cell>
          <table:table-cell/>
        </table:table-row>
        <table:table-row table:style-name="ro1">
          <table:table-cell table:style-name="ce1" office:value-type="string" calcext:value-type="string">
            <text:p>rd</text:p>
          </table:table-cell>
          <table:table-cell office:value-type="float" office:value="1493" calcext:value-type="float">
            <text:p>1493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 received</text:p>
          </table:table-cell>
          <table:table-cell/>
        </table:table-row>
        <table:table-row table:style-name="ro1">
          <table:table-cell table:style-name="ce1" office:value-type="string" calcext:value-type="string">
            <text:p>Ibdash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petrel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lave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rd</text:p>
          </table:table-cell>
          <table:table-cell table:number-columns-repeated="2"/>
        </table:table-row>
      </table:table>
      <table:table table:name="video" table:style-name="ta1">
        <table:table-column table:style-name="co3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100 instances</text:p>
          </table:table-cell>
          <table:table-cell office:value-type="string" calcext:value-type="string">
            <text:p>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dash</text:p>
          </table:table-cell>
          <table:table-cell office:value-type="float" office:value="122.24" calcext:value-type="float">
            <text:p>122.24</text:p>
          </table:table-cell>
          <table:table-cell office:value-type="float" office:value="112.77" calcext:value-type="float">
            <text:p>112.77</text:p>
          </table:table-cell>
          <table:table-cell office:value-type="float" office:value="97.64" calcext:value-type="float">
            <text:p>97.64</text:p>
          </table:table-cell>
          <table:table-cell office:value-type="float" office:value="142.37" calcext:value-type="float">
            <text:p>142.37</text:p>
          </table:table-cell>
          <table:table-cell office:value-type="float" office:value="127.59" calcext:value-type="float">
            <text:p>127.59</text:p>
          </table:table-cell>
          <table:table-cell office:value-type="float" office:value="118.89" calcext:value-type="float">
            <text:p>118.89</text:p>
          </table:table-cell>
        </table:table-row>
        <table:table-row table:style-name="ro1">
          <table:table-cell office:value-type="string" calcext:value-type="string">
            <text:p>petrel</text:p>
          </table:table-cell>
          <table:table-cell office:value-type="float" office:value="209.22" calcext:value-type="float">
            <text:p>209.22</text:p>
          </table:table-cell>
          <table:table-cell office:value-type="float" office:value="209.8" calcext:value-type="float">
            <text:p>209.8</text:p>
          </table:table-cell>
          <table:table-cell office:value-type="float" office:value="219.31" calcext:value-type="float">
            <text:p>219.31</text:p>
          </table:table-cell>
          <table:table-cell office:value-type="float" office:value="219.89" calcext:value-type="float">
            <text:p>219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ea</text:p>
          </table:table-cell>
          <table:table-cell office:value-type="float" office:value="160.09" calcext:value-type="float">
            <text:p>160.09</text:p>
          </table:table-cell>
          <table:table-cell office:value-type="float" office:value="159.37" calcext:value-type="float">
            <text:p>159.37</text:p>
          </table:table-cell>
          <table:table-cell office:value-type="float" office:value="162.13" calcext:value-type="float">
            <text:p>162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</text:p>
          </table:table-cell>
          <table:table-cell table:number-columns-repeated="6"/>
        </table:table-row>
      </table:table>
      <table:table table:name="lightgbm" table:style-name="ta1">
        <table:table-column table:style-name="co3" table:default-cell-style-name="ce1"/>
        <table:table-column table:style-name="co1" table:number-columns-repeated="5" table:default-cell-style-name="ce2"/>
        <table:table-row table:style-name="ro1">
          <table:table-cell table:style-name="Default" office:value-type="string" calcext:value-type="string">
            <text:p>20 instances</text:p>
          </table:table-cell>
          <table:table-cell table:style-name="Default" office:value-type="string" calcext:value-type="string">
            <text:p>50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bdash</text:p>
          </table:table-cell>
          <table:table-cell office:value-type="float" office:value="118.84" calcext:value-type="float">
            <text:p>118.8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11.32" calcext:value-type="float">
            <text:p>111.32</text:p>
          </table:table-cell>
          <table:table-cell office:value-type="float" office:value="127.32" calcext:value-type="float">
            <text:p>127.32</text:p>
          </table:table-cell>
          <table:table-cell office:value-type="float" office:value="121.47" calcext:value-type="float">
            <text:p>121.47</text:p>
          </table:table-cell>
        </table:table-row>
        <table:table-row table:style-name="ro1">
          <table:table-cell office:value-type="string" calcext:value-type="string">
            <text:p>petrel</text:p>
          </table:table-cell>
          <table:table-cell office:value-type="float" office:value="162.96" calcext:value-type="float">
            <text:p>162.96</text:p>
          </table:table-cell>
          <table:table-cell office:value-type="float" office:value="165.87" calcext:value-type="float">
            <text:p>165.87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8.99" calcext:value-type="float">
            <text:p>168.99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office:value-type="string" calcext:value-type="string">
            <text:p>lavea</text:p>
          </table:table-cell>
          <table:table-cell office:value-type="float" office:value="225.73" calcext:value-type="float">
            <text:p>225.73</text:p>
          </table:table-cell>
          <table:table-cell office:value-type="float" office:value="226.29" calcext:value-type="float">
            <text:p>226.29</text:p>
          </table:table-cell>
          <table:table-cell office:value-type="float" office:value="226.58" calcext:value-type="float">
            <text:p>226.58</text:p>
          </table:table-cell>
          <table:table-cell office:value-type="float" office:value="224.46" calcext:value-type="float">
            <text:p>224.46</text:p>
          </table:table-cell>
          <table:table-cell office:value-type="float" office:value="220.89" calcext:value-type="float">
            <text:p>220.8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8.92" calcext:value-type="float">
            <text:p>288.92</text:p>
          </table:table-cell>
          <table:table-cell office:value-type="float" office:value="278.14" calcext:value-type="float">
            <text:p>278.14</text:p>
          </table:table-cell>
          <table:table-cell office:value-type="float" office:value="291.29" calcext:value-type="float">
            <text:p>291.29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285.89" calcext:value-type="float">
            <text:p>285.89</text:p>
          </table:table-cell>
          <table:table-cell office:value-type="float" office:value="296.07" calcext:value-type="float">
            <text:p>296.07</text:p>
          </table:table-cell>
          <table:table-cell office:value-type="float" office:value="296.4" calcext:value-type="float">
            <text:p>296.4</text:p>
          </table:table-cell>
          <table:table-cell office:value-type="float" office:value="290.14" calcext:value-type="float">
            <text:p>290.14</text:p>
          </table:table-cell>
          <table:table-cell office:value-type="float" office:value="289.04" calcext:value-type="float">
            <text:p>289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0:05:58.211479756</meta:creation-date>
    <dc:date>2022-05-25T13:11:12.116914272</dc:date>
    <meta:editing-duration>P1DT3H5M7S</meta:editing-duration>
    <meta:editing-cycles>14</meta:editing-cycles>
    <meta:generator>LibreOffice/7.2.5.2$Linux_X86_64 LibreOffice_project/20$Build-2</meta:generator>
    <meta:document-statistic meta:table-count="3" meta:cell-count="74" meta:object-count="0"/>
  </office:meta>
</office:document-meta>
</file>